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Utvecklarguide för ADrumDrum</text:h>
      <text:p text:style-name="Text_20_body"/>
      <text:h text:style-name="Heading_20_2" text:outline-level="2">Introduktion</text:h>
      <text:p text:style-name="Text_20_body">Lite om ADrumDrum</text:p>
      <text:p text:style-name="Text_20_body">ADrumDrum är en trummaskin. </text:p>
      <text:p text:style-name="P1"><text:span text:style-name="T1"/></text:p>
      <text:h text:style-name="Heading_20_2" text:outline-level="2">Hur man får tag i koden</text:h>
      <text:p text:style-name="P1"/>
      <text:p text:style-name="P1">Vi finns på GitHub, det är coolt, på adressen: https://github.com/KVHC/adrumdrum</text:p>
      <text:p text:style-name="P1"/>
      <text:p text:style-name="P1">Detta är ingen guide för hur man använder git. Lär dig git och kom tillbaka senare. </text:p>
      <text:p text:style-name="P1">clone https://github.com/KVHC/adrumdrum.git</text:p>
      <text:p text:style-name="P1"/>
      <text:p text:style-name="P1"/>
      <text:h text:style-name="Heading_20_2" text:outline-level="2">Hur man kompilerar</text:h>
      <text:p text:style-name="P1"/>
      <text:p text:style-name="P1">Utveckla gärna i <text:span text:style-name="T2">Eclipse</text:span>, det blir lättare då. </text:p>
      <text:p text:style-name="P1"/>
      <text:p text:style-name="P1">1. Importera projekt</text:p>
      <text:p text:style-name="P1">2. Eftersom det är <text:span text:style-name="T2">Eclipse</text:span> och Android så bygger den automatiskt. </text:p>
      <text:p text:style-name="P1">2. Skapa mobil emulator(?)</text:p>
      <text:p text:style-name="P1"/>
      <text:p text:style-name="P1"/>
      <text:h text:style-name="Heading_20_2" text:outline-level="2">Få igång tester</text:h>
      <text:p text:style-name="Text_20_body">Hur man importerar</text:p>
      <text:h text:style-name="Heading_20_2" text:outline-level="2">Strukturen</text:h>
      <text:p text:style-name="P1"/>
      <text:p text:style-name="P1">kvhc.adrumdrum</text:p>
      <text:p text:style-name="P1">kvhc.gui</text:p>
      <text:p text:style-name="P1">kvhc.player</text:p>
      <text:p text:style-name="P1">kvhc.util</text:p>
      <text:p text:style-name="P1"/>
      <text:p text:style-name="P1">kvhc.testing</text:p>
      <text:p text:style-name="P1"/>
      <text:p text:style-name="P1">Testning ligger i ett separat projekt. För att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9T12:48:20.15</meta:creation-date>
    <dc:date>2012-10-10T11:11:59.68</dc:date>
    <meta:editing-duration>PT17H33M10S</meta:editing-duration>
    <meta:editing-cycles>30</meta:editing-cycles>
    <meta:generator>OpenOffice.org/3.3$Win32 OpenOffice.org_project/330m20$Build-9567</meta:generator>
    <meta:document-statistic meta:table-count="0" meta:image-count="0" meta:object-count="0" meta:page-count="1" meta:paragraph-count="22" meta:word-count="94" meta:character-count="636"/>
  </office:meta>
</office:document-meta>
</file>